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a0e" officeooo:paragraph-rsid="00124a0e"/>
    </style:style>
    <style:style style:name="P2" style:family="paragraph" style:parent-style-name="Standard">
      <style:text-properties officeooo:paragraph-rsid="0012e2f1"/>
    </style:style>
    <style:style style:name="P3" style:family="paragraph" style:parent-style-name="Standard">
      <style:text-properties officeooo:rsid="0016033b" officeooo:paragraph-rsid="0012e2f1"/>
    </style:style>
    <style:style style:name="P4" style:family="paragraph" style:parent-style-name="Standard">
      <style:text-properties officeooo:rsid="0016033b" officeooo:paragraph-rsid="004aa101"/>
    </style:style>
    <style:style style:name="P5" style:family="paragraph" style:parent-style-name="Standard">
      <style:text-properties officeooo:rsid="001c3631"/>
    </style:style>
    <style:style style:name="P6" style:family="paragraph" style:parent-style-name="Standard">
      <style:text-properties officeooo:paragraph-rsid="001c3631"/>
    </style:style>
    <style:style style:name="P7" style:family="paragraph" style:parent-style-name="Standard">
      <style:text-properties officeooo:rsid="0024c0e6" officeooo:paragraph-rsid="0024c0e6"/>
    </style:style>
    <style:style style:name="P8" style:family="paragraph" style:parent-style-name="Standard">
      <style:text-properties officeooo:rsid="0024c0e6" officeooo:paragraph-rsid="003eb368"/>
    </style:style>
    <style:style style:name="P9" style:family="paragraph" style:parent-style-name="Standard">
      <style:text-properties officeooo:paragraph-rsid="0024c0e6"/>
    </style:style>
    <style:style style:name="P10" style:family="paragraph" style:parent-style-name="Standard">
      <style:text-properties officeooo:paragraph-rsid="0026d9d5"/>
    </style:style>
    <style:style style:name="P11" style:family="paragraph" style:parent-style-name="Standard">
      <style:text-properties officeooo:rsid="0028c2fd" officeooo:paragraph-rsid="0028c2fd"/>
    </style:style>
    <style:style style:name="P12" style:family="paragraph" style:parent-style-name="Standard">
      <style:text-properties officeooo:rsid="0028c2fd" officeooo:paragraph-rsid="004aa101"/>
    </style:style>
    <style:style style:name="P13" style:family="paragraph" style:parent-style-name="Standard">
      <style:text-properties officeooo:paragraph-rsid="0028c2fd"/>
    </style:style>
    <style:style style:name="P14" style:family="paragraph" style:parent-style-name="Standard">
      <style:text-properties officeooo:rsid="002d9387" officeooo:paragraph-rsid="002d9387"/>
    </style:style>
    <style:style style:name="P15" style:family="paragraph" style:parent-style-name="Standard">
      <style:text-properties officeooo:paragraph-rsid="002d9387"/>
    </style:style>
    <style:style style:name="P16" style:family="paragraph" style:parent-style-name="Standard">
      <style:text-properties officeooo:paragraph-rsid="002ed97e"/>
    </style:style>
    <style:style style:name="P17" style:family="paragraph" style:parent-style-name="Standard">
      <style:text-properties officeooo:rsid="0031892e" officeooo:paragraph-rsid="0031892e"/>
    </style:style>
    <style:style style:name="P18" style:family="paragraph" style:parent-style-name="Standard">
      <style:text-properties officeooo:paragraph-rsid="0031892e"/>
    </style:style>
    <style:style style:name="P19" style:family="paragraph" style:parent-style-name="Standard">
      <style:text-properties officeooo:paragraph-rsid="003428bd"/>
    </style:style>
    <style:style style:name="P20" style:family="paragraph" style:parent-style-name="Standard">
      <style:text-properties officeooo:rsid="00389a05" officeooo:paragraph-rsid="00389a05"/>
    </style:style>
    <style:style style:name="P21" style:family="paragraph" style:parent-style-name="Standard">
      <style:text-properties officeooo:rsid="00389a05" officeooo:paragraph-rsid="004aa101"/>
    </style:style>
    <style:style style:name="P22" style:family="paragraph" style:parent-style-name="Standard">
      <style:text-properties officeooo:rsid="003b74dc" officeooo:paragraph-rsid="003b74dc"/>
    </style:style>
    <style:style style:name="P23" style:family="paragraph" style:parent-style-name="Standard">
      <style:text-properties officeooo:rsid="003b74dc" officeooo:paragraph-rsid="003eb368"/>
    </style:style>
    <style:style style:name="P24" style:family="paragraph" style:parent-style-name="Standard">
      <style:text-properties officeooo:paragraph-rsid="003b74dc"/>
    </style:style>
    <style:style style:name="P25" style:family="paragraph" style:parent-style-name="Standard">
      <style:text-properties officeooo:paragraph-rsid="003eb368"/>
    </style:style>
    <style:style style:name="P26" style:family="paragraph" style:parent-style-name="Standard">
      <style:text-properties fo:background-color="#e8f2a1"/>
    </style:style>
    <style:style style:name="P27" style:family="paragraph" style:parent-style-name="Standard">
      <style:text-properties officeooo:paragraph-rsid="0012e2f1" fo:background-color="#e8f2a1"/>
    </style:style>
    <style:style style:name="P28" style:family="paragraph" style:parent-style-name="Standard">
      <style:text-properties officeooo:paragraph-rsid="003eb368" fo:background-color="#e8f2a1"/>
    </style:style>
    <style:style style:name="P29" style:family="paragraph" style:parent-style-name="Standard">
      <style:text-properties officeooo:paragraph-rsid="0026d9d5" fo:background-color="#e8f2a1"/>
    </style:style>
    <style:style style:name="P30" style:family="paragraph" style:parent-style-name="Standard">
      <style:text-properties officeooo:paragraph-rsid="002a05aa" fo:background-color="#e8f2a1"/>
    </style:style>
    <style:style style:name="P31" style:family="paragraph" style:parent-style-name="Standard">
      <style:text-properties officeooo:paragraph-rsid="002ed97e" fo:background-color="#e8f2a1"/>
    </style:style>
    <style:style style:name="P32" style:family="paragraph" style:parent-style-name="Standard">
      <style:text-properties officeooo:paragraph-rsid="0031892e" fo:background-color="#e8f2a1"/>
    </style:style>
    <style:style style:name="P33" style:family="paragraph" style:parent-style-name="Standard">
      <style:text-properties officeooo:paragraph-rsid="004aa101" fo:background-color="#e8f2a1"/>
    </style:style>
    <style:style style:name="P34" style:family="paragraph" style:parent-style-name="Standard">
      <style:text-properties officeooo:rsid="000fe00f" officeooo:paragraph-rsid="0012e2f1" fo:background-color="#e8f2a1"/>
    </style:style>
    <style:style style:name="P35" style:family="paragraph" style:parent-style-name="Standard">
      <style:text-properties fo:background-color="#ffaa95"/>
    </style:style>
    <style:style style:name="P36" style:family="paragraph" style:parent-style-name="Standard">
      <style:text-properties officeooo:paragraph-rsid="0012e2f1" fo:background-color="#ffaa95"/>
    </style:style>
    <style:style style:name="P37" style:family="paragraph" style:parent-style-name="Standard">
      <style:text-properties officeooo:paragraph-rsid="0026d9d5" fo:background-color="#ffaa95"/>
    </style:style>
    <style:style style:name="P38" style:family="paragraph" style:parent-style-name="Standard">
      <style:text-properties officeooo:paragraph-rsid="002a05aa" fo:background-color="#ffaa95"/>
    </style:style>
    <style:style style:name="P39" style:family="paragraph" style:parent-style-name="Standard">
      <style:text-properties officeooo:paragraph-rsid="002ed97e" fo:background-color="#ffaa95"/>
    </style:style>
    <style:style style:name="P40" style:family="paragraph" style:parent-style-name="Standard">
      <style:text-properties officeooo:paragraph-rsid="004aa101" fo:background-color="#ffaa95"/>
    </style:style>
    <style:style style:name="P41" style:family="paragraph" style:parent-style-name="Standard">
      <style:text-properties fo:background-color="transparent"/>
    </style:style>
    <style:style style:name="P42" style:family="paragraph" style:parent-style-name="Standard">
      <style:text-properties officeooo:paragraph-rsid="0012e2f1" fo:background-color="transparent"/>
    </style:style>
    <style:style style:name="P43" style:family="paragraph" style:parent-style-name="Standard">
      <style:text-properties officeooo:paragraph-rsid="002a05aa" fo:background-color="transparent"/>
    </style:style>
    <style:style style:name="P44" style:family="paragraph" style:parent-style-name="Standard">
      <style:text-properties officeooo:paragraph-rsid="004aa101" fo:background-color="transparent"/>
    </style:style>
    <style:style style:name="P45" style:family="paragraph" style:parent-style-name="Standard">
      <style:text-properties officeooo:paragraph-rsid="004aa101"/>
    </style:style>
    <style:style style:name="P46" style:family="paragraph" style:parent-style-name="Standard">
      <style:text-properties officeooo:rsid="001c3631" officeooo:paragraph-rsid="001c3631"/>
    </style:style>
    <style:style style:name="P4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officeooo:rsid="0011adb9"/>
    </style:style>
    <style:style style:name="T2" style:family="text">
      <style:text-properties officeooo:rsid="0012e2f1"/>
    </style:style>
    <style:style style:name="T3" style:family="text">
      <style:text-properties officeooo:rsid="0014b8e4"/>
    </style:style>
    <style:style style:name="T4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5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6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7" style:family="text">
      <style:text-properties officeooo:rsid="001c3631"/>
    </style:style>
    <style:style style:name="T8" style:family="text">
      <style:text-properties officeooo:rsid="001c6a7f"/>
    </style:style>
    <style:style style:name="T9" style:family="text">
      <style:text-properties officeooo:rsid="0024c0e6"/>
    </style:style>
    <style:style style:name="T10" style:family="text">
      <style:text-properties officeooo:rsid="00276986"/>
    </style:style>
    <style:style style:name="T11" style:family="text">
      <style:text-properties officeooo:rsid="0028c2fd"/>
    </style:style>
    <style:style style:name="T12" style:family="text">
      <style:text-properties officeooo:rsid="002bd6ef"/>
    </style:style>
    <style:style style:name="T13" style:family="text">
      <style:text-properties officeooo:rsid="002d9387"/>
    </style:style>
    <style:style style:name="T14" style:family="text">
      <style:text-properties officeooo:rsid="002f6794"/>
    </style:style>
    <style:style style:name="T15" style:family="text">
      <style:text-properties officeooo:rsid="0031892e"/>
    </style:style>
    <style:style style:name="T16" style:family="text">
      <style:text-properties officeooo:rsid="003428bd"/>
    </style:style>
    <style:style style:name="T17" style:family="text">
      <style:text-properties officeooo:rsid="003564f3"/>
    </style:style>
    <style:style style:name="T18" style:family="text">
      <style:text-properties officeooo:rsid="00389a05"/>
    </style:style>
    <style:style style:name="T19" style:family="text">
      <style:text-properties officeooo:rsid="003b4894"/>
    </style:style>
    <style:style style:name="T20" style:family="text">
      <style:text-properties officeooo:rsid="003b74dc"/>
    </style:style>
    <style:style style:name="T21" style:family="text">
      <style:text-properties officeooo:rsid="003eb368"/>
    </style:style>
    <style:style style:name="T22" style:family="text">
      <style:text-properties officeooo:rsid="0040faa5"/>
    </style:style>
    <style:style style:name="T23" style:family="text">
      <style:text-properties officeooo:rsid="004565a2"/>
    </style:style>
    <style:style style:name="T24" style:family="text">
      <style:text-properties officeooo:rsid="0047b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3"><text:span text:style-name="T17">S</text:span><text:span text:style-name="T8">ortiert nach validation accuracy</text:span></text:h>
      <text:p text:style-name="Standard">Oesch16 ohne:</text:p>
      <text:p text:style-name="P25"><text:span text:style-name="T1">hearty-sweep-51: </text:span><text:span text:style-name="T6">0.7678</text:span> </text:p>
      <text:p text:style-name="P28"><text:span text:style-name="T21">f</text:span>asttext_zusatzdaten: false</text:p>
      <text:p text:style-name="P26">keyboard_aug: true</text:p>
      <text:p text:style-name="P26">lowercase: true</text:p>
      <text:p text:style-name="P41">random_seed: 18</text:p>
      <text:p text:style-name="P35">remove_num_punc: false</text:p>
      <text:p text:style-name="P26">remove_stopwords: true</text:p>
      <text:p text:style-name="Standard"/>
      <text:p text:style-name="P1">2. bester:</text:p>
      <text:p text:style-name="P2"><text:span text:style-name="T2">sweet-sweep-59: </text:span><text:span text:style-name="T6">0.7669</text:span> </text:p>
      <text:p text:style-name="P27">fasttext_zusatzdaten: false</text:p>
      <text:p text:style-name="P27">keyboard_aug: true</text:p>
      <text:p text:style-name="P27">lowercase: true</text:p>
      <text:p text:style-name="P42">random_seed: <text:span text:style-name="T2">30</text:span></text:p>
      <text:p text:style-name="P36">remove_num_punc: false <text:span text:style-name="T23">(True bei 3. bestem)</text:span></text:p>
      <text:p text:style-name="P34">remove_stopwords: true</text:p>
      <text:p text:style-name="P3"/>
      <text:p text:style-name="P22">meta:</text:p>
      <text:p text:style-name="P24"><text:a xlink:type="simple" xlink:href="https://wandb.ai/awiedenroth/Masterarbeit_meta/runs/2fsz36ye" text:style-name="Internet_20_link" text:visited-style-name="Visited_20_Internet_20_Link"><text:span text:style-name="T20">autumn-sweep-1</text:span></text:a><text:span text:style-name="T20">: </text:span>0.5126</text:p>
      <text:p text:style-name="P24"><text:a xlink:type="simple" xlink:href="https://wandb.ai/awiedenroth/Masterarbeit_meta/runs/zrkb2m70" text:style-name="Internet_20_link" text:visited-style-name="Visited_20_Internet_20_Link">solar-sweep-2</text:a>: 0.5123</text:p>
      <text:p text:style-name="P28"><text:span text:style-name="T16">meta_zusatzdaten: </text:span>true</text:p>
      <text:p text:style-name="P28"><text:span text:style-name="T16">meta_model: </text:span>xgboost</text:p>
      <text:p text:style-name="P25">random_seed: <text:span text:style-name="T21">22</text:span><text:span text:style-name="T18">/</text:span><text:span text:style-name="T19">33</text:span></text:p>
      <text:p text:style-name="Standard"/>
      <text:p text:style-name="P46">Oesch16 nur:</text:p>
      <text:p text:style-name="P6"><text:span text:style-name="T7">smooth-sweep-21: </text:span><text:span text:style-name="T6">0.6582</text:span> </text:p>
      <text:p text:style-name="P6"/>
      <text:p text:style-name="P35">keyboard_aug: true <text:span text:style-name="T24">(on average schlechter)</text:span></text:p>
      <text:p text:style-name="P26">lowercase: false</text:p>
      <text:p text:style-name="P41">random_seed: 30</text:p>
      <text:p text:style-name="P26">remove_num_punc: true</text:p>
      <text:p text:style-name="P26">remove_stopwords: true</text:p>
      <text:p text:style-name="P5"/>
      <text:p text:style-name="P7">2. bester:</text:p>
      <text:p text:style-name="P9"><text:a xlink:type="simple" xlink:href="https://wandb.ai/awiedenroth/ft_oesch16_nur/runs/yg8epjdv" text:style-name="Internet_20_link" text:visited-style-name="Visited_20_Internet_20_Link"><text:span text:style-name="T9">eternal-sweep-16</text:span></text:a><text:span text:style-name="T9">: </text:span>0.6552</text:p>
      <text:p text:style-name="P9"/>
      <text:p text:style-name="P37">keyboard_aug: true</text:p>
      <text:p text:style-name="P29">lowercase: false</text:p>
      <text:p text:style-name="P10">random_seed: <text:span text:style-name="T10">18</text:span></text:p>
      <text:p text:style-name="P37">remove_num_punc: <text:span text:style-name="T10">false</text:span></text:p>
      <text:p text:style-name="P37">remove_stopwords: <text:span text:style-name="T10">false</text:span></text:p>
      <text:p text:style-name="P7"/>
      <text:p text:style-name="P23">meta:</text:p>
      <text:p text:style-name="P25"><text:a xlink:type="simple" xlink:href="https://wandb.ai/awiedenroth/Masterarbeit_meta/runs/e6s8h4ht" text:style-name="Internet_20_link" text:visited-style-name="Visited_20_Internet_20_Link">lilac-sweep-3</text:a>: 0.8618<text:a xlink:type="simple" xlink:href="https://wandb.ai/awiedenroth/Masterarbeit_meta/runs/z2oxdycg" text:style-name="Internet_20_link" text:visited-style-name="Visited_20_Internet_20_Link"><text:line-break/>warm-sweep-5</text:a>: 0.8574</text:p>
      <text:p text:style-name="P28"><text:span text:style-name="T16">meta_zusatzdaten: </text:span>true</text:p>
      <text:p text:style-name="P28"><text:span text:style-name="T16">meta_model: </text:span>xgboost</text:p>
      <text:p text:style-name="P8">random_seed: <text:span text:style-name="T22">33/44</text:span></text:p>
      <text:p text:style-name="P45"/>
      <text:p text:style-name="P45"/>
      <text:p text:style-name="P45"/>
      <text:p text:style-name="P45"><text:span text:style-name="T3">oesch8 ohne:<text:line-break/></text:span><text:span text:style-name="T5">autumn-sweep-47: </text:span><text:span text:style-name="T6">0.8182</text:span><text:span text:style-name="T4"> </text:span></text:p>
      <text:p text:style-name="P33">fasttext_zusatzdaten: false</text:p>
      <text:p text:style-name="P33">keyboard_aug: true</text:p>
      <text:p text:style-name="P33">lowercase: true</text:p>
      <text:p text:style-name="P44">random_seed: 20</text:p>
      <text:p text:style-name="P33">remove_num_punc: true</text:p>
      <text:p text:style-name="P33">remove_stopwords: true</text:p>
      <text:p text:style-name="P45"/>
      <text:p text:style-name="P4">2. bester:</text:p>
      <text:p text:style-name="P45"><text:a xlink:type="simple" xlink:href="https://wandb.ai/awiedenroth/ft_oesch8_ohne/runs/icu9ro6n" text:style-name="Internet_20_link" text:visited-style-name="Visited_20_Internet_20_Link">elated-sweep-49</text:a>: <text:span text:style-name="T6">0.8177</text:span> </text:p>
      <text:p text:style-name="P33">fasttext_zusatzdaten: false</text:p>
      <text:p text:style-name="P33">keyboard_aug: true</text:p>
      <text:p text:style-name="P33">lowercase: true</text:p>
      <text:p text:style-name="P44">random_seed: 20</text:p>
      <text:p text:style-name="P40">remove_num_punc: false</text:p>
      <text:p text:style-name="P33">remove_stopwords: true</text:p>
      <text:p text:style-name="P45"/>
      <text:p text:style-name="P21">meta:</text:p>
      <text:p text:style-name="P45"><text:a xlink:type="simple" xlink:href="https://wandb.ai/awiedenroth/Masterarbeit_meta/runs/ebh2d4ds" text:style-name="Internet_20_link" text:visited-style-name="Visited_20_Internet_20_Link"><text:span text:style-name="T18">leafy-sweep-11</text:span></text:a><text:span text:style-name="T18">: </text:span>0.6241</text:p>
      <text:p text:style-name="P45"><text:span text:style-name="T20">2. </text:span><text:a xlink:type="simple" xlink:href="https://wandb.ai/awiedenroth/Masterarbeit_meta/runs/kz1l9t34" text:style-name="Internet_20_link" text:visited-style-name="Visited_20_Internet_20_Link">blooming-sweep-9</text:a>: 0.6229</text:p>
      <text:p text:style-name="P33"><text:span text:style-name="T16">meta_zusatzdaten: </text:span>true</text:p>
      <text:p text:style-name="P33"><text:span text:style-name="T16">meta_model: </text:span>xgboost</text:p>
      <text:p text:style-name="P12">random_seed: <text:span text:style-name="T18">44/</text:span><text:span text:style-name="T19">33</text:span></text:p>
      <text:p text:style-name="P11"/>
      <text:p text:style-name="P11">Oesch8 nur:</text:p>
      <text:p text:style-name="P13"><text:a xlink:type="simple" xlink:href="https://wandb.ai/awiedenroth/ft_oesch8_nur/runs/4nalxz7f" text:style-name="Internet_20_link" text:visited-style-name="Visited_20_Internet_20_Link"><text:span text:style-name="T11">robust-sweep-12</text:span></text:a><text:span text:style-name="T11">: </text:span>0.8512</text:p>
      <text:p text:style-name="P13"/>
      <text:p text:style-name="P30">keyboard_aug: true</text:p>
      <text:p text:style-name="P38">lowercase: <text:span text:style-name="T12">true</text:span></text:p>
      <text:p text:style-name="P43">random_seed: <text:span text:style-name="T12">30</text:span></text:p>
      <text:p text:style-name="P38">remove_num_punc: <text:span text:style-name="T10">false</text:span></text:p>
      <text:p text:style-name="P30">remove_stopwords: <text:span text:style-name="T10">false</text:span></text:p>
      <text:p text:style-name="P38"/>
      <text:p text:style-name="P14">2. bester:</text:p>
      <text:p text:style-name="P15"><text:a xlink:type="simple" xlink:href="https://wandb.ai/awiedenroth/ft_oesch8_nur/runs/t5j85q5c" text:style-name="Internet_20_link" text:visited-style-name="Visited_20_Internet_20_Link"><text:span text:style-name="T13">firm-sweep-18</text:span></text:a><text:span text:style-name="T13">: </text:span>0.8492</text:p>
      <text:p text:style-name="P15"/>
      <text:p text:style-name="P31">keyboard_aug: true</text:p>
      <text:p text:style-name="P31">lowercase: <text:span text:style-name="T14">false</text:span></text:p>
      <text:p text:style-name="P16">random_seed: <text:span text:style-name="T12">30</text:span></text:p>
      <text:p text:style-name="P39">remove_num_punc: <text:span text:style-name="T10">false</text:span></text:p>
      <text:p text:style-name="P39">remove_stopwords: <text:span text:style-name="T14">true</text:span></text:p>
      <text:p text:style-name="P14"/>
      <text:p text:style-name="P17">meta:</text:p>
      <text:p text:style-name="P18"><text:a xlink:type="simple" xlink:href="https://wandb.ai/awiedenroth/Masterarbeit_meta/runs/nf0kbjus" text:style-name="Internet_20_link" text:visited-style-name="Visited_20_Internet_20_Link"><text:span text:style-name="T15">peachy-sweep-10</text:span></text:a><text:span text:style-name="T15">: </text:span>0.8364</text:p>
      <text:p text:style-name="P20">2.<text:a xlink:type="simple" xlink:href="https://wandb.ai/awiedenroth/Masterarbeit_meta/runs/1u5uy34c" text:style-name="Internet_20_link" text:visited-style-name="Visited_20_Internet_20_Link"><text:span text:style-name="T16">curious-sweep-12</text:span></text:a><text:span text:style-name="T16">: </text:span>0.8276</text:p>
      <text:p text:style-name="P32"><text:span text:style-name="T16">meta_zusatzdaten: </text:span>true</text:p>
      <text:p text:style-name="P26"><text:span text:style-name="T16">meta_model: </text:span>xgboost</text:p>
      <text:p text:style-name="P19">random_seed: 33/<text:span text:style-name="T18">4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22:43:38.255000000</meta:creation-date>
    <dc:date>2022-04-11T11:58:08.081000000</dc:date>
    <meta:editing-duration>P1DT1H59M11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3" meta:word-count="176" meta:character-count="1640" meta:non-whitespace-character-count="1542"/>
  </office:meta>
</office:document-meta>
</file>